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style:font-name="Oswald, sans-serif" fo:font-weight="normal" style:font-weight-asian="normal" fo:color="#000000" fo:font-size="27pt" style:font-size-asian="27pt"/>
    </style:style>
    <style:style style:name="P2" style:parent-style-name="Standard" style:family="paragraph">
      <style:paragraph-properties fo:widows="2" fo:orphans="2"/>
    </style:style>
    <style:style style:name="T3" style:parent-style-name="Fuentedepárrafopredeter." style:family="text">
      <style:text-properties style:font-name="Lora, serif" fo:color="#000000" fo:font-size="13.5pt" style:font-size-asian="13.5pt"/>
    </style:style>
    <style:style style:name="T4" style:parent-style-name="StrongEmphasis" style:family="text">
      <style:text-properties style:font-name="Lora, serif" fo:color="#000000" fo:font-size="13.5pt" style:font-size-asian="13.5pt"/>
    </style:style>
    <style:style style:name="T5" style:parent-style-name="Fuentedepárrafopredeter." style:family="text">
      <style:text-properties style:font-name="Lora, serif" fo:color="#000000" fo:font-size="13.5pt" style:font-size-asian="13.5pt"/>
    </style:style>
    <style:style style:name="P6" style:parent-style-name="Standard" style:family="paragraph">
      <style:paragraph-properties fo:widows="2" fo:orphans="2"/>
    </style:style>
    <style:style style:name="P7" style:parent-style-name="Standard" style:family="paragraph">
      <style:paragraph-properties fo:widows="2" fo:orphans="2"/>
      <style:text-properties fo:language="en" fo:country="US"/>
    </style:style>
    <style:style style:name="P8" style:parent-style-name="Standard" style:family="paragraph">
      <style:paragraph-properties fo:widows="2" fo:orphans="2" fo:text-indent="0.4923in"/>
      <style:text-properties fo:language="en" fo:country="US"/>
    </style:style>
    <style:style style:name="P9" style:parent-style-name="Standard" style:family="paragraph">
      <style:paragraph-properties fo:widows="2" fo:orphans="2"/>
      <style:text-properties fo:language="en" fo:country="US"/>
    </style:style>
    <style:style style:name="P10" style:parent-style-name="Standard" style:family="paragraph">
      <style:paragraph-properties fo:widows="2" fo:orphans="2"/>
      <style:text-properties fo:language="en" fo:country="US"/>
    </style:style>
    <style:style style:name="P11" style:parent-style-name="Standard" style:family="paragraph">
      <style:paragraph-properties fo:widows="2" fo:orphans="2" fo:text-indent="0.4923in"/>
      <style:text-properties fo:language="en" fo:country="US"/>
    </style:style>
    <style:style style:name="P12" style:parent-style-name="Standard" style:family="paragraph">
      <style:paragraph-properties fo:widows="2" fo:orphans="2" fo:text-indent="0.4923in"/>
      <style:text-properties fo:language="en" fo:country="US"/>
    </style:style>
    <style:style style:name="P13" style:parent-style-name="Standard" style:family="paragraph">
      <style:paragraph-properties fo:widows="2" fo:orphans="2" fo:text-indent="0.4923in"/>
      <style:text-properties fo:language="en" fo:country="US"/>
    </style:style>
    <style:style style:name="P14" style:parent-style-name="Standard" style:family="paragraph">
      <style:paragraph-properties fo:widows="2" fo:orphans="2"/>
      <style:text-properties fo:language="en" fo:country="US"/>
    </style:style>
    <style:style style:name="P15" style:parent-style-name="Standard" style:family="paragraph">
      <style:paragraph-properties fo:widows="2" fo:orphans="2" fo:text-indent="0.4923in"/>
      <style:text-properties fo:language="en" fo:country="US"/>
    </style:style>
    <style:style style:name="P16" style:parent-style-name="Standard" style:family="paragraph">
      <style:paragraph-properties fo:widows="2" fo:orphans="2"/>
      <style:text-properties fo:language="en" fo:country="US"/>
    </style:style>
    <style:style style:name="P17" style:parent-style-name="Standard" style:family="paragraph">
      <style:paragraph-properties fo:widows="2" fo:orphans="2"/>
      <style:text-properties fo:language="en" fo:country="US"/>
    </style:style>
    <style:style style:name="P18" style:parent-style-name="Standard" style:family="paragraph">
      <style:paragraph-properties fo:widows="2" fo:orphans="2"/>
      <style:text-properties fo:language="en" fo:country="US"/>
    </style:style>
    <style:style style:name="P19" style:parent-style-name="Standard" style:family="paragraph">
      <style:paragraph-properties fo:widows="2" fo:orphans="2"/>
      <style:text-properties fo:language="en" fo:country="US"/>
    </style:style>
    <style:style style:name="P20" style:parent-style-name="Standard" style:family="paragraph">
      <style:paragraph-properties fo:widows="2" fo:orphans="2"/>
      <style:text-properties fo:language="en" fo:country="US"/>
    </style:style>
    <style:style style:name="P21" style:parent-style-name="Standard" style:family="paragraph">
      <style:paragraph-properties fo:widows="2" fo:orphans="2"/>
      <style:text-properties fo:language="en" fo:country="US"/>
    </style:style>
    <style:style style:name="P22" style:parent-style-name="Standard" style:family="paragraph">
      <style:paragraph-properties fo:widows="2" fo:orphans="2" fo:text-indent="0.4923in"/>
      <style:text-properties fo:language="en" fo:country="US"/>
    </style:style>
    <style:style style:name="P23" style:parent-style-name="Standard" style:family="paragraph">
      <style:paragraph-properties fo:widows="2" fo:orphans="2"/>
      <style:text-properties fo:language="en" fo:country="US"/>
    </style:style>
    <style:style style:name="P24" style:parent-style-name="Standard" style:family="paragraph">
      <style:paragraph-properties fo:widows="2" fo:orphans="2"/>
      <style:text-properties fo:language="en" fo:country="US"/>
    </style:style>
    <style:style style:name="P25" style:parent-style-name="Standard" style:family="paragraph">
      <style:paragraph-properties fo:widows="2" fo:orphans="2" fo:text-indent="0.4923in"/>
    </style:style>
    <style:style style:name="T26" style:parent-style-name="Fuentedepárrafopredeter." style:family="text">
      <style:text-properties fo:language="en" fo:country="US"/>
    </style:style>
    <style:style style:name="T27" style:parent-style-name="Fuentedepárrafopredeter." style:family="text">
      <style:text-properties fo:background-color="#FFFF00" fo:language="en" fo:country="US"/>
    </style:style>
    <style:style style:name="P28" style:parent-style-name="Standard" style:family="paragraph">
      <style:paragraph-properties fo:widows="2" fo:orphans="2" fo:text-indent="0.4923in"/>
      <style:text-properties fo:language="en" fo:country="US"/>
    </style:style>
    <style:style style:name="P29" style:parent-style-name="Standard" style:family="paragraph">
      <style:paragraph-properties fo:widows="2" fo:orphans="2"/>
      <style:text-properties fo:language="en" fo:country="US"/>
    </style:style>
    <style:style style:name="P30" style:parent-style-name="Standard" style:family="paragraph">
      <style:paragraph-properties fo:widows="2" fo:orphans="2"/>
      <style:text-properties fo:language="en" fo:country="US"/>
    </style:style>
    <style:style style:name="P31" style:parent-style-name="Standard" style:family="paragraph">
      <style:paragraph-properties fo:widows="2" fo:orphans="2"/>
      <style:text-properties fo:language="en" fo:country="US"/>
    </style:style>
    <style:style style:name="P32" style:parent-style-name="Standard" style:family="paragraph">
      <style:paragraph-properties fo:widows="2" fo:orphans="2"/>
    </style:style>
    <style:style style:name="T33" style:parent-style-name="Fuentedepárrafopredeter." style:family="text">
      <style:text-properties style:font-name="Source Code Pro" fo:color="#DD1144" fo:font-size="9pt" style:font-size-asian="9pt" fo:language="en" fo:country="US"/>
    </style:style>
    <style:style style:name="P34" style:parent-style-name="Standard" style:family="paragraph">
      <style:paragraph-properties fo:widows="2" fo:orphans="2"/>
      <style:text-properties fo:language="en" fo:country="US"/>
    </style:style>
    <style:style style:name="P35" style:parent-style-name="Standard" style:family="paragraph">
      <style:paragraph-properties fo:widows="2" fo:orphans="2"/>
      <style:text-properties fo:language="en" fo:country="US"/>
    </style:style>
    <style:style style:name="P36" style:parent-style-name="Standard" style:family="paragraph">
      <style:paragraph-properties fo:widows="2" fo:orphans="2"/>
      <style:text-properties fo:language="en" fo:country="US"/>
    </style:style>
    <style:style style:name="P37" style:parent-style-name="Standard" style:family="paragraph">
      <style:paragraph-properties fo:widows="2" fo:orphans="2"/>
      <style:text-properties fo:language="en" fo:country="US"/>
    </style:style>
    <style:style style:name="P38" style:parent-style-name="Standard" style:family="paragraph">
      <style:paragraph-properties fo:widows="2" fo:orphans="2"/>
      <style:text-properties fo:language="en" fo:country="US"/>
    </style:style>
    <style:style style:name="P39" style:parent-style-name="Standard" style:family="paragraph">
      <style:paragraph-properties fo:widows="2" fo:orphans="2"/>
      <style:text-properties fo:language="en" fo:country="US"/>
    </style:style>
    <style:style style:name="P40" style:parent-style-name="Standard" style:family="paragraph">
      <style:paragraph-properties fo:widows="2" fo:orphans="2" fo:text-indent="0.4923in"/>
      <style:text-properties fo:language="en" fo:country="US"/>
    </style:style>
    <style:style style:name="P41" style:parent-style-name="Standard" style:family="paragraph">
      <style:paragraph-properties fo:widows="2" fo:orphans="2"/>
      <style:text-properties fo:language="en" fo:country="US"/>
    </style:style>
    <style:style style:name="P42" style:parent-style-name="Standard" style:family="paragraph">
      <style:paragraph-properties fo:widows="2" fo:orphans="2"/>
      <style:text-properties fo:language="en" fo:country="US"/>
    </style:style>
    <style:style style:name="P43" style:parent-style-name="Standard" style:family="paragraph">
      <style:paragraph-properties fo:widows="2" fo:orphans="2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P47" style:parent-style-name="Standard" style:family="paragraph">
      <style:paragraph-properties fo:widows="2" fo:orphans="2"/>
    </style:style>
    <style:style style:name="P48" style:parent-style-name="Standard" style:family="paragraph">
      <style:paragraph-properties fo:widows="2" fo:orphans="2"/>
    </style:style>
    <style:style style:name="P49" style:parent-style-name="Standard" style:family="paragraph">
      <style:paragraph-properties fo:widows="2" fo:orphans="2"/>
    </style:style>
    <style:style style:name="P50" style:parent-style-name="Standard" style:family="paragraph">
      <style:paragraph-properties fo:widows="2" fo:orphans="2"/>
    </style:style>
    <style:style style:name="T51" style:parent-style-name="Fuentedepárrafopredeter." style:family="text">
      <style:text-properties style:font-name="Lora, serif" fo:color="#000000" fo:font-size="13.5pt" style:font-size-asian="13.5pt"/>
    </style:style>
    <style:style style:name="P52" style:parent-style-name="Standard" style:family="paragraph">
      <style:paragraph-properties fo:widows="2" fo:orphans="2"/>
    </style:style>
    <style:style style:name="P53" style:parent-style-name="Standard" style:family="paragraph">
      <style:paragraph-properties fo:widows="2" fo:orphans="2"/>
      <style:text-properties fo:language="en" fo:country="US"/>
    </style:style>
    <style:style style:name="P54" style:parent-style-name="Standard" style:family="paragraph">
      <style:paragraph-properties fo:widows="2" fo:orphans="2" fo:text-indent="0.4923in"/>
      <style:text-properties fo:language="en" fo:country="US"/>
    </style:style>
    <style:style style:name="P55" style:parent-style-name="Standard" style:family="paragraph">
      <style:paragraph-properties fo:widows="2" fo:orphans="2"/>
      <style:text-properties fo:language="en" fo:country="US"/>
    </style:style>
    <style:style style:name="P56" style:parent-style-name="Standard" style:family="paragraph">
      <style:paragraph-properties fo:widows="2" fo:orphans="2"/>
      <style:text-properties fo:language="en" fo:country="US"/>
    </style:style>
    <style:style style:name="P57" style:parent-style-name="Standard" style:family="paragraph">
      <style:paragraph-properties fo:widows="2" fo:orphans="2"/>
    </style:style>
    <style:style style:name="T58" style:parent-style-name="Fuentedepárrafopredeter." style:family="text">
      <style:text-properties fo:language="en" fo:country="US"/>
    </style:style>
    <style:style style:name="T59" style:parent-style-name="Fuentedepárrafopredeter." style:family="text">
      <style:text-properties fo:language="en" fo:country="US"/>
    </style:style>
    <style:style style:name="T60" style:parent-style-name="Fuentedepárrafopredeter." style:family="text">
      <style:text-properties fo:language="en" fo:country="US"/>
    </style:style>
    <style:style style:name="P61" style:parent-style-name="Standard" style:family="paragraph">
      <style:paragraph-properties fo:widows="2" fo:orphans="2"/>
    </style:style>
    <style:style style:name="P62" style:parent-style-name="Standard" style:family="paragraph">
      <style:paragraph-properties fo:widows="2" fo:orphans="2"/>
    </style:style>
    <style:style style:name="P63" style:parent-style-name="Standard" style:family="paragraph">
      <style:paragraph-properties fo:widows="2" fo:orphans="2"/>
    </style:style>
    <style:style style:name="P64" style:parent-style-name="Standard" style:family="paragraph">
      <style:paragraph-properties fo:widows="2" fo:orphans="2"/>
    </style:style>
    <style:style style:name="P65" style:parent-style-name="Standard" style:family="paragraph">
      <style:paragraph-properties fo:widows="2" fo:orphans="2"/>
    </style:style>
    <style:style style:name="P66" style:parent-style-name="Standard" style:family="paragraph">
      <style:paragraph-properties fo:widows="2" fo:orphans="2"/>
    </style:style>
    <style:style style:name="T67" style:parent-style-name="Fuentedepárrafopredeter." style:family="text">
      <style:text-properties style:font-name="Lora, serif" fo:color="#000000" fo:font-size="9.5pt" style:font-size-asian="9.5pt"/>
    </style:style>
    <style:style style:name="P68" style:parent-style-name="Standard" style:family="paragraph">
      <style:paragraph-properties fo:widows="2" fo:orphans="2"/>
      <style:text-properties fo:language="en" fo:country="US"/>
    </style:style>
    <style:style style:name="P69" style:parent-style-name="Standard" style:family="paragraph">
      <style:paragraph-properties fo:widows="2" fo:orphans="2" fo:text-indent="0.4923in"/>
      <style:text-properties fo:language="en" fo:country="US"/>
    </style:style>
    <style:style style:name="P70" style:parent-style-name="Standard" style:family="paragraph">
      <style:paragraph-properties fo:widows="2" fo:orphans="2"/>
    </style:style>
    <style:style style:name="T71" style:parent-style-name="Fuentedepárrafopredeter." style:family="text">
      <style:text-properties fo:language="en" fo:country="US"/>
    </style:style>
    <style:style style:name="T72" style:parent-style-name="Fuentedepárrafopredeter." style:family="text">
      <style:text-properties fo:language="en" fo:country="US"/>
    </style:style>
    <style:style style:name="T73" style:parent-style-name="Fuentedepárrafopredeter." style:family="text">
      <style:text-properties fo:language="en" fo:country="US"/>
    </style:style>
    <style:style style:name="P74" style:parent-style-name="Standard" style:family="paragraph">
      <style:paragraph-properties fo:widows="2" fo:orphans="2"/>
    </style:style>
    <style:style style:name="T75" style:parent-style-name="Fuentedepárrafopredeter." style:family="text">
      <style:text-properties fo:language="en" fo:country="US"/>
    </style:style>
    <style:style style:name="P76" style:parent-style-name="Standard" style:family="paragraph">
      <style:paragraph-properties fo:widows="2" fo:orphans="2"/>
      <style:text-properties fo:language="en" fo:country="US"/>
    </style:style>
    <style:style style:name="P77" style:parent-style-name="Standard" style:family="paragraph">
      <style:paragraph-properties fo:widows="2" fo:orphans="2"/>
      <style:text-properties fo:language="en" fo:country="US"/>
    </style:style>
    <style:style style:name="P78" style:parent-style-name="Standard" style:family="paragraph">
      <style:paragraph-properties fo:widows="2" fo:orphans="2"/>
    </style:style>
    <style:style style:name="T79" style:parent-style-name="Fuentedepárrafopredeter." style:family="text">
      <style:text-properties fo:language="en" fo:country="US"/>
    </style:style>
    <style:style style:name="T80" style:parent-style-name="Fuentedepárrafopredeter." style:family="text">
      <style:text-properties fo:language="en" fo:country="US"/>
    </style:style>
    <style:style style:name="P81" style:parent-style-name="Standard" style:family="paragraph">
      <style:paragraph-properties fo:widows="2" fo:orphans="2"/>
    </style:style>
    <style:style style:name="P82" style:parent-style-name="Standard" style:family="paragraph">
      <style:paragraph-properties fo:widows="2" fo:orphans="2"/>
    </style:style>
    <style:style style:name="P83" style:parent-style-name="Standard" style:family="paragraph">
      <style:paragraph-properties fo:widows="2" fo:orphans="2"/>
    </style:style>
    <style:style style:name="T84" style:parent-style-name="Fuentedepárrafopredeter." style:family="text">
      <style:text-properties style:font-name="Lora, serif" fo:color="#000000" fo:font-size="13.5pt" style:font-size-asian="13.5pt"/>
    </style:style>
    <style:style style:name="T85" style:parent-style-name="StrongEmphasis" style:family="text">
      <style:text-properties style:font-name="Lora, serif" fo:color="#000000" fo:font-size="13.5pt" style:font-size-asian="13.5pt"/>
    </style:style>
    <style:style style:name="P86" style:parent-style-name="Standard" style:family="paragraph">
      <style:paragraph-properties fo:widows="2" fo:orphans="2"/>
    </style:style>
    <style:style style:name="P87" style:parent-style-name="Standard" style:family="paragraph">
      <style:paragraph-properties fo:widows="2" fo:orphans="2"/>
    </style:style>
    <style:style style:name="T88" style:parent-style-name="Fuentedepárrafopredeter." style:family="text">
      <style:text-properties style:font-name="Lora, serif" fo:color="#000000" fo:font-size="13.5pt" style:font-size-asian="13.5pt"/>
    </style:style>
    <style:style style:name="T89" style:parent-style-name="Fuentedepárrafopredeter." style:family="text">
      <style:text-properties style:font-name="Lora, serif" fo:color="#000000" fo:font-size="13.5pt" style:font-size-asian="13.5pt"/>
    </style:style>
    <style:style style:name="T90" style:parent-style-name="StrongEmphasis" style:family="text">
      <style:text-properties style:font-name="Lora, serif" fo:color="#000000" fo:font-size="13.5pt" style:font-size-asian="13.5pt"/>
    </style:style>
    <style:style style:name="P91" style:parent-style-name="Standard" style:family="paragraph">
      <style:paragraph-properties fo:widows="2" fo:orphans="2"/>
    </style:style>
    <style:style style:name="P92" style:parent-style-name="Standard" style:family="paragraph">
      <style:paragraph-properties fo:widows="2" fo:orphans="2"/>
    </style:style>
    <style:style style:name="P93" style:parent-style-name="Standard" style:family="paragraph">
      <style:paragraph-properties fo:widows="2" fo:orphans="2"/>
    </style:style>
    <style:style style:name="P94" style:parent-style-name="Standard" style:family="paragraph">
      <style:paragraph-properties fo:widows="2" fo:orphans="2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Usando el patron factory</text:h>
      <text:p text:style-name="P2"><text:span text:style-name="T3">Uno de los patrones de diseño más utilizados en Java es el patron Factory que es un<text:s/></text:span><text:span text:style-name="T4">patrón de diseño creacional y que sirve para construir una jerarquía de clases</text:span><text:span text:style-name="T5">.</text:span></text:p>
      <text:p text:style-name="P6"><draw:frame draw:style-name="a0" draw:name="gráficos1" text:anchor-type="as-char" svg:x="0in" svg:y="0in" svg:width="3.2811in" svg:height="2.48976in" style:rel-width="scale" style:rel-height="scale"><draw:image xlink:href="https://www.arquitecturajava.com/wp-content/uploads/00119.gif" xlink:type="simple" xlink:show="embed" xlink:actuate="onLoad"/><svg:title/><svg:desc/></draw:frame></text:p>
      <text:p text:style-name="P7">public abstract class Factura {</text:p>
      <text:p text:style-name="P8">private int<text:s/>id;</text:p>
      <text:p text:style-name="P9"><text:s/><text:tab/>private double importe;</text:p>
      <text:p text:style-name="P10"/>
      <text:p text:style-name="P11">public Factura{</text:p>
      <text:p text:style-name="P12">}</text:p>
      <text:p text:style-name="P13"><text:s/>public int getId() {</text:p>
      <text:p text:style-name="P14"><text:s/><text:tab/><text:tab/>return id;</text:p>
      <text:p text:style-name="P15"><text:s/>}</text:p>
      <text:p text:style-name="P16"><text:s/><text:tab/>public void setId(int id) {</text:p>
      <text:p text:style-name="P17"><text:s/><text:tab/><text:tab/>this.id = id;</text:p>
      <text:p text:style-name="P18"><text:s/><text:tab/>}</text:p>
      <text:p text:style-name="P19"><text:s/><text:tab/>public double getImporte() {</text:p>
      <text:p text:style-name="P20"><text:s/><text:tab/><text:tab/>return importe;</text:p>
      <text:p text:style-name="P21"><text:s/><text:tab/>}</text:p>
      <text:p text:style-name="P22"><text:s/>public void setImporte(double importe) {</text:p>
      <text:p text:style-name="P23"><text:s/><text:tab/><text:tab/>this.importe = importe;</text:p>
      <text:p text:style-name="P24"><text:s/><text:tab/>}</text:p>
      <text:p text:style-name="P25"><text:span text:style-name="T26"><text:s/></text:span><text:span text:style-name="T27">public abstract double getImporteIva();</text:span></text:p>
      <text:p text:style-name="P28">}</text:p>
      <text:p text:style-name="P29"/>
      <text:p text:style-name="P30"/>
      <text:p text:style-name="P31">public class FacturaIva extends Factura{</text:p>
      <text:p text:style-name="P32"><text:span text:style-name="T33">@Override</text:span></text:p>
      <text:p text:style-name="P34"><text:s/><text:tab/>public double getImporteIva() {</text:p>
      <text:p text:style-name="P35"><text:s/><text:tab/><text:tab/>return getImporte()*1.21;</text:p>
      <text:p text:style-name="P36"><text:s/><text:tab/>}</text:p>
      <text:p text:style-name="P37">}</text:p>
      <text:p text:style-name="P38"/>
      <text:p text:style-name="P39">public class FacturaIvaReducido extends Factura{</text:p>
      <text:p text:style-name="P40">@Override</text:p>
      <text:p text:style-name="P41"><text:s/><text:tab/>public double<text:s/>getImporteIva() {</text:p>
      <text:p text:style-name="P42"><text:s/><text:tab/><text:tab/>// TODO Auto-generated method stub</text:p>
      <text:p text:style-name="P43"><text:span text:style-name="T44"><text:s/></text:span><text:span text:style-name="T45"><text:tab/></text:span><text:span text:style-name="T46"><text:tab/></text:span>return getImporte()*1.07;</text:p>
      <text:soft-page-break/>
      <text:p text:style-name="P47"><text:s/><text:tab/>}</text:p>
      <text:p text:style-name="P48">}</text:p>
      <text:p text:style-name="P49"/>
      <text:p text:style-name="P50"><text:span text:style-name="T51">Vamos a construir una Factoría para que se encargue de construir ambos objetos de la jerarquía.</text:span></text:p>
      <text:p text:style-name="P52"/>
      <text:p text:style-name="P53">public class FactoryFacturas {</text:p>
      <text:p text:style-name="P54">public static Factura getFactura(String tipo) {</text:p>
      <text:p text:style-name="P55"><text:s/><text:tab/><text:tab/>if (tipo.equals("iva")) {</text:p>
      <text:p text:style-name="P56"><text:s/><text:tab/><text:tab/><text:tab/>return new FacturaIva();</text:p>
      <text:p text:style-name="P57"><text:span text:style-name="T58"><text:s/></text:span><text:span text:style-name="T59"><text:tab/></text:span><text:span text:style-name="T60"><text:tab/></text:span>}else {</text:p>
      <text:p text:style-name="P61"><text:s/><text:tab/><text:tab/><text:tab/>return new FacturaIvaReducido();</text:p>
      <text:p text:style-name="P62"><text:s/><text:tab/><text:tab/>}</text:p>
      <text:p text:style-name="P63"><text:s/><text:tab/>}</text:p>
      <text:p text:style-name="P64">}</text:p>
      <text:p text:style-name="P65"/>
      <text:p text:style-name="P66"><text:span text:style-name="T67">Pero vamos a ver como queda el programa main:</text:span></text:p>
      <text:p text:style-name="P68">public class Principal {</text:p>
      <text:p text:style-name="P69"><text:s/>public static void main(String[] args) {</text:p>
      <text:p text:style-name="P70"><text:span text:style-name="T71"><text:s/></text:span><text:span text:style-name="T72"><text:tab/></text:span><text:span text:style-name="T73"><text:tab/></text:span>Factura f=<text:s/>FactoryFacturas.getFactura("iva");</text:p>
      <text:p text:style-name="P74"><text:s/><text:tab/><text:tab/><text:span text:style-name="T75">f.setId(1);</text:span></text:p>
      <text:p text:style-name="P76"><text:s/><text:tab/><text:tab/>f.setImporte(100);</text:p>
      <text:p text:style-name="P77"><text:s/><text:tab/><text:tab/>System.out.println(f.getImporteIva());</text:p>
      <text:p text:style-name="P78"><text:span text:style-name="T79"><text:s/></text:span><text:span text:style-name="T80"><text:tab/></text:span>}</text:p>
      <text:p text:style-name="P81">}</text:p>
      <text:p text:style-name="P82"/>
      <text:p text:style-name="P83"><text:span text:style-name="T84">el programador<text:s/></text:span><text:span text:style-name="T85">ya solo tiene que tratar con el concepto de Factura para el la clase FacturaIva y FacturaReducido no existen.</text:span></text:p>
      <text:p text:style-name="P86"/>
      <text:p text:style-name="P87"><text:span text:style-name="T88">las Factorias se</text:span><text:span text:style-name="T89"><text:s/>encargan de generar una jerarquía de clases pero su función fundamental e</text:span><text:span text:style-name="T90">s encapsular una jerarquía de objetos y reducir el conjunto de conceptos con los que trabajamos.</text:span></text:p>
      <text:p text:style-name="P91"/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swald, sans-serif" svg:font-family="Oswald, sans-serif" style:font-family-generic="system"/>
    <style:font-face style:name="Lora, serif" svg:font-family="Lora, serif" style:font-family-generic="system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11-20T13:56:00Z</meta:creation-date>
    <dc:date>2020-02-15T10:31:00Z</dc:date>
    <meta:template xlink:href="Normal" xlink:type="simple"/>
    <meta:editing-cycles>7</meta:editing-cycles>
    <meta:editing-duration>PT21780S</meta:editing-duration>
    <meta:document-statistic meta:page-count="2" meta:paragraph-count="3" meta:word-count="260" meta:character-count="1690" meta:row-count="11" meta:non-whitespace-character-count="1433"/>
  </office:meta>
</office:document-meta>
</file>